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244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948in"/>
    </style:style>
    <style:style style:name="co5" style:family="table-column">
      <style:table-column-properties fo:break-before="auto" style:column-width="0.9717in"/>
    </style:style>
    <style:style style:name="co6" style:family="table-column">
      <style:table-column-properties fo:break-before="auto" style:column-width="0.664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61in"/>
    </style:style>
    <style:style style:name="co9" style:family="table-column">
      <style:table-column-properties fo:break-before="auto" style:column-width="1.2362in"/>
    </style:style>
    <style:style style:name="co10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fo:color="#000000" fo:font-style="italic" style:font-style-asian="italic" style:font-style-complex="italic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style="normal" style:font-style-asian="normal" style:font-style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 style:data-style-name="N49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>
      <style:text-properties fo:color="#000000" fo:font-weight="bold" style:font-weight-asian="bold" style:font-weight-complex="bold"/>
    </style:style>
    <style:style style:name="ce32" style:family="table-cell" style:parent-style-name="Default">
      <style:text-properties fo:color="#000000" fo:font-style="italic" style:font-style-asian="italic" style:font-style-complex="italic"/>
    </style:style>
    <style:style style:name="ce33" style:family="table-cell" style:parent-style-name="Default" style:data-style-name="N100">
      <style:text-properties fo:color="#000000" fo:font-style="normal" style:font-style-asian="normal" style:font-style-complex="normal"/>
    </style:style>
    <style:style style:name="ce123" style:family="table-cell" style:parent-style-name="Default" style:data-style-name="N100">
      <style:text-properties fo:font-style="normal" style:font-style-asian="normal" style:font-style-complex="normal"/>
    </style:style>
    <style:style style:name="ce135" style:family="table-cell" style:parent-style-name="Default" style:data-style-name="N1">
      <style:text-properties fo:font-style="normal" style:font-style-asian="normal" style:font-style-complex="normal"/>
    </style:style>
    <style:style style:name="ce124" style:family="table-cell" style:parent-style-name="Default">
      <style:text-properties fo:font-style="normal" style:font-style-asian="normal" style:font-style-complex="normal"/>
    </style:style>
    <style:style style:name="ce70" style:family="table-cell" style:parent-style-name="Default">
      <style:table-cell-properties fo:background-color="#c0c0c0"/>
      <style:text-properties fo:color="#000000"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73" style:family="table-cell" style:parent-style-name="Default" style:data-style-name="N100">
      <style:table-cell-properties fo:background-color="#c0c0c0"/>
      <style:text-properties fo:color="#000000" fo:font-weight="bold" style:font-weight-asian="bold" style:font-weight-complex="bold"/>
    </style:style>
    <style:style style:name="ce74" style:family="table-cell" style:parent-style-name="Default" style:data-style-name="N100">
      <style:text-properties fo:color="#000000" fo:font-style="italic" style:font-style-asian="italic" style:font-style-complex="italic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131" style:family="table-cell" style:parent-style-name="Default" style:data-style-name="N100">
      <style:table-cell-properties fo:background-color="transparent"/>
      <style:text-properties fo:font-style="normal" style:font-style-asian="normal" style:font-style-complex="normal"/>
    </style:style>
    <style:style style:name="ce132" style:family="table-cell" style:parent-style-name="Default" style:data-style-name="N100"/>
    <style:style style:name="ce238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data" table:style-name="ta1">
        <office:forms form:automatic-focus="false" form:apply-design-mode="false"/>
        <table:table-column table:style-name="co1" table:default-cell-style-name="ce11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13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33" table:default-cell-style-name="Default"/>
        <table:table-column table:style-name="co10" table:default-cell-style-name="Default"/>
        <table:table-column table:style-name="co7" table:number-columns-repeated="15310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77" office:value-type="string" calcext:value-type="string">
            <text:p>bed</text:p>
          </table:table-cell>
          <table:table-cell table:style-name="ce77" office:value-type="string" calcext:value-type="string">
            <text:p>woke</text:p>
          </table:table-cell>
          <table:table-cell table:style-name="ce77" office:value-type="string" calcext:value-type="string">
            <text:p>wake_times</text:p>
          </table:table-cell>
          <table:table-cell table:style-name="ce70" office:value-type="string" calcext:value-type="string">
            <text:p>sleep_hours</text:p>
          </table:table-cell>
          <table:table-cell table:style-name="ce70" office:value-type="string" calcext:value-type="string">
            <text:p>weekday</text:p>
          </table:table-cell>
          <table:table-cell table:style-name="ce73" office:value-type="string" calcext:value-type="string">
            <text:p>month</text:p>
          </table:table-cell>
          <table:table-cell table:style-name="ce77" office:value-type="string" calcext:value-type="string">
            <text:p>aspirin_mg</text:p>
          </table:table-cell>
          <table:table-cell table:style-name="ce77" office:value-type="string" calcext:value-type="string">
            <text:p>dayquil_ml</text:p>
          </table:table-cell>
          <table:table-cell table:style-name="ce77" office:value-type="string" calcext:value-type="string">
            <text:p>dayquil_monthly</text:p>
          </table:table-cell>
          <table:table-cell table:style-name="ce77" table:number-columns-repeated="321"/>
          <table:table-cell table:style-name="ce238" table:number-columns-repeated="15023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number-columns-repeated="4" table:style-name="ce32" office:value-type="string" calcext:value-type="string">
            <text:p>numeric</text:p>
          </table:table-cell>
          <table:table-cell table:style-name="ce32" office:value-type="string" calcext:value-type="string">
            <text:p>{n,m,t,w,r,f,s}</text:p>
          </table:table-cell>
          <table:table-cell table:style-name="ce74" office:value-type="string" calcext:value-type="string">
            <text:p>{1,2,3,4,5,6,7,8,9,10,11,12}</text:p>
          </table:table-cell>
          <table:table-cell table:number-columns-repeated="3" table:style-name="ce32" office:value-type="string" calcext:value-type="string">
            <text:p>numeric</text:p>
          </table:table-cell>
          <table:table-cell table:style-name="ce32" table:number-columns-repeated="321"/>
          <table:table-cell table:style-name="ce238" table:number-columns-repeated="15023"/>
        </table:table-row>
        <table:table-row table:style-name="ro2">
          <table:table-cell table:style-name="ce5" office:value-type="string" calcext:value-type="string">
            <text:p>min,max,step</text:p>
          </table:table-cell>
          <table:table-cell table:style-name="ce33" office:value-type="string" calcext:value-type="string">
            <text:p>-6,6,1</text:p>
          </table:table-cell>
          <table:table-cell table:style-name="ce33"/>
          <table:table-cell table:style-name="ce33" office:value-type="string" calcext:value-type="string">
            <text:p>0,5,1</text:p>
          </table:table-cell>
          <table:table-cell table:style-name="ce33" office:value-type="string" calcext:value-type="string">
            <text:p>0,24,0.5</text:p>
          </table:table-cell>
          <table:table-cell table:style-name="ce33" table:number-columns-repeated="2"/>
          <table:table-cell table:style-name="ce33" office:value-type="string" calcext:value-type="string">
            <text:p>0,1000,100</text:p>
          </table:table-cell>
          <table:table-cell table:style-name="ce33" office:value-type="string" calcext:value-type="string">
            <text:p>0,60,15</text:p>
          </table:table-cell>
          <table:table-cell table:style-name="ce33" office:value-type="string" calcext:value-type="string">
            <text:p>0,1000,100</text:p>
          </table:table-cell>
          <table:table-cell table:style-name="ce33" table:number-columns-repeated="321"/>
          <table:table-cell table:style-name="ce238" table:number-columns-repeated="15023"/>
        </table:table-row>
        <table:table-row table:style-name="ro2">
          <table:table-cell table:style-name="ce5" office:value-type="string" calcext:value-type="string">
            <text:p>tags</text:p>
          </table:table-cell>
          <table:table-cell table:number-columns-repeated="4" table:style-name="ce33" office:value-type="string" calcext:value-type="string">
            <text:p>sleep</text:p>
          </table:table-cell>
          <table:table-cell table:number-columns-repeated="2" table:style-name="ce33" office:value-type="string" calcext:value-type="string">
            <text:p>date</text:p>
          </table:table-cell>
          <table:table-cell table:number-columns-repeated="3" table:style-name="ce33" office:value-type="string" calcext:value-type="string">
            <text:p>pain-killer</text:p>
          </table:table-cell>
          <table:table-cell table:style-name="ce33" table:number-columns-repeated="321"/>
          <table:table-cell table:style-name="ce238" table:number-columns-repeated="15023"/>
        </table:table-row>
        <table:table-row table:style-name="ro2">
          <table:table-cell table:style-name="ce5" office:value-type="string" calcext:value-type="string">
            <text:p>recommender</text:p>
          </table:table-cell>
          <table:table-cell table:style-name="ce33" table:number-columns-repeated="330"/>
          <table:table-cell table:style-name="ce238" table:number-columns-repeated="15023"/>
        </table:table-row>
        <table:table-row table:style-name="ro2">
          <table:table-cell table:style-name="ce5" office:value-type="string" calcext:value-type="string">
            <text:p>recommeded time</text:p>
          </table:table-cell>
          <table:table-cell table:style-name="ce33" table:number-columns-repeated="6"/>
          <table:table-cell table:style-name="ce33" office:value-type="string" calcext:value-type="string">
            <text:p>morning</text:p>
          </table:table-cell>
          <table:table-cell table:style-name="ce33" table:number-columns-repeated="323"/>
          <table:table-cell table:style-name="ce238" table:number-columns-repeated="15023"/>
        </table:table-row>
        <table:table-row table:style-name="ro2">
          <table:table-cell table:style-name="ce5" office:value-type="string" calcext:value-type="string">
            <text:p>recommended dose</text:p>
          </table:table-cell>
          <table:table-cell table:style-name="ce33" table:number-columns-repeated="330"/>
          <table:table-cell table:style-name="ce238" table:number-columns-repeated="15023"/>
        </table:table-row>
        <table:table-row table:style-name="ro2">
          <table:table-cell table:style-name="ce8" office:value-type="string" calcext:value-type="string">
            <text:p>purpose</text:p>
          </table:table-cell>
          <table:table-cell table:style-name="ce123" table:number-columns-repeated="330"/>
          <table:table-cell table:number-columns-repeated="15023"/>
        </table:table-row>
        <table:table-row table:style-name="ro2">
          <table:table-cell table:style-name="ce4" office:value-type="string" calcext:value-type="string">
            <text:p>learn</text:p>
          </table:table-cell>
          <table:table-cell table:number-columns-repeated="5"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1</text:p>
          </table:table-cell>
          <table:table-cell table:number-columns-repeated="3" table:style-name="ce135" office:value-type="float" office:value="1" calcext:value-type="float">
            <text:p>1</text:p>
          </table:table-cell>
          <table:table-cell table:style-name="ce135" table:number-columns-repeated="321"/>
          <table:table-cell table:number-columns-repeated="15023"/>
        </table:table-row>
        <table:table-row table:style-name="ro2">
          <table:table-cell table:style-name="ce4" office:value-type="string" calcext:value-type="string">
            <text:p>predict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5" table:number-columns-repeated="321"/>
          <table:table-cell table:number-columns-repeated="15023"/>
        </table:table-row>
        <table:table-row table:style-name="ro2">
          <table:table-cell table:style-name="ce4" office:value-type="string" calcext:value-type="string">
            <text:p>default</text:p>
          </table:table-cell>
          <table:table-cell table:number-columns-repeated="6" table:style-name="ce135" office:value-type="string" calcext:value-type="string">
            <text:p>NA</text:p>
          </table:table-cell>
          <table:table-cell table:style-name="ce135" office:value-type="string" calcext:value-type="string">
            <text:p>last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string" calcext:value-type="string">
            <text:p>last</text:p>
          </table:table-cell>
          <table:table-cell table:style-name="ce135" table:number-columns-repeated="321"/>
          <table:table-cell table:number-columns-repeated="15023"/>
        </table:table-row>
        <table:table-row table:style-name="ro1">
          <table:table-cell table:style-name="ce60" office:value-type="string" calcext:value-type="string">
            <text:p>change</text:p>
          </table:table-cell>
          <table:table-cell table:style-name="ce124" office:value-type="string" calcext:value-type="string">
            <text:p>abs</text:p>
          </table:table-cell>
          <table:table-cell table:style-name="ce124"/>
          <table:table-cell table:number-columns-repeated="2" table:style-name="ce124" office:value-type="string" calcext:value-type="string">
            <text:p>abs</text:p>
          </table:table-cell>
          <table:table-cell table:style-name="ce124"/>
          <table:table-cell table:style-name="ce123"/>
          <table:table-cell table:number-columns-repeated="3" table:style-name="ce124" office:value-type="string" calcext:value-type="string">
            <text:p>abs</text:p>
          </table:table-cell>
          <table:table-cell table:style-name="ce124" table:number-columns-repeated="321"/>
          <table:table-cell table:number-columns-repeated="15023"/>
        </table:table-row>
        <table:table-row table:style-name="ro1">
          <table:table-cell table:formula="of:=TEXT([.A14] + 1; &quot;yyyy-mm-dd&quot;)" office:value-type="string" office:string-value="2025-10-11" calcext:value-type="string">
            <text:p>2025-10-11</text:p>
          </table:table-cell>
          <table:table-cell table:style-name="ce124" office:value-type="float" office:value="-1" calcext:value-type="float">
            <text:p>-1</text:p>
          </table:table-cell>
          <table:table-cell table:style-name="ce124" office:value-type="float" office:value="8" calcext:value-type="float">
            <text:p>8</text:p>
          </table:table-cell>
          <table:table-cell table:style-name="ce124" office:value-type="float" office:value="2" calcext:value-type="float">
            <text:p>2</text:p>
          </table:table-cell>
          <table:table-cell table:style-name="ce125" table:formula="of:=[.C13]-[.B13]" office:value-type="float" office:value="9" calcext:value-type="float">
            <text:p>9</text:p>
          </table:table-cell>
          <table:table-cell table:style-name="ce125" table:formula="of:=CHOOSE(WEEKDAY([.A13]); &quot;n&quot;; &quot;m&quot;; &quot;t&quot;; &quot;w&quot;; &quot;r&quot;; &quot;f&quot;; &quot;s&quot;)" office:value-type="string" office:string-value="s" calcext:value-type="string">
            <text:p>s</text:p>
          </table:table-cell>
          <table:table-cell table:style-name="ce131" table:formula="of:=MONTH([.A13])" office:value-type="float" office:value="10" calcext:value-type="float">
            <text:p>10</text:p>
          </table:table-cell>
          <table:table-cell table:style-name="ce125" table:number-columns-repeated="3"/>
          <table:table-cell table:style-name="ce124" table:number-columns-repeated="321"/>
          <table:table-cell table:number-columns-repeated="15023"/>
        </table:table-row>
        <table:table-row table:style-name="ro1">
          <table:table-cell table:formula="of:=TEXT([.A15] + 1; &quot;yyyy-mm-dd&quot;)" office:value-type="string" office:string-value="2025-10-10" calcext:value-type="string">
            <text:p>2025-10-10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float" office:value="2" calcext:value-type="float">
            <text:p>2</text:p>
          </table:table-cell>
          <table:table-cell table:style-name="ce125" table:formula="of:=[.C14]-[.B14]" office:value-type="float" office:value="9" calcext:value-type="float">
            <text:p>9</text:p>
          </table:table-cell>
          <table:table-cell table:style-name="ce125" table:formula="of:=CHOOSE(WEEKDAY([.A14]); &quot;n&quot;; &quot;m&quot;; &quot;t&quot;; &quot;w&quot;; &quot;r&quot;; &quot;f&quot;; &quot;s&quot;)" office:value-type="string" office:string-value="f" calcext:value-type="string">
            <text:p>f</text:p>
          </table:table-cell>
          <table:table-cell table:style-name="ce131" table:formula="of:=MONTH([.A14])" office:value-type="float" office:value="10" calcext:value-type="float">
            <text:p>10</text:p>
          </table:table-cell>
          <table:table-cell table:style-name="ce125" table:number-columns-repeated="3"/>
          <table:table-cell table:style-name="ce124" table:number-columns-repeated="321"/>
          <table:table-cell table:number-columns-repeated="15023"/>
        </table:table-row>
        <table:table-row table:style-name="ro1">
          <table:table-cell table:formula="of:=TEXT([.A16] + 1; &quot;yyyy-mm-dd&quot;)" office:value-type="string" office:string-value="2025-10-09" calcext:value-type="string">
            <text:p>2025-10-09</text:p>
          </table:table-cell>
          <table:table-cell table:style-name="ce124" office:value-type="float" office:value="-1" calcext:value-type="float">
            <text:p>-1</text:p>
          </table:table-cell>
          <table:table-cell table:style-name="ce124" office:value-type="float" office:value="8" calcext:value-type="float">
            <text:p>8</text:p>
          </table:table-cell>
          <table:table-cell table:style-name="ce124" office:value-type="float" office:value="2" calcext:value-type="float">
            <text:p>2</text:p>
          </table:table-cell>
          <table:table-cell table:style-name="ce125" table:formula="of:=[.C15]-[.B15]" office:value-type="float" office:value="9" calcext:value-type="float">
            <text:p>9</text:p>
          </table:table-cell>
          <table:table-cell table:style-name="ce125" table:formula="of:=CHOOSE(WEEKDAY([.A15]); &quot;n&quot;; &quot;m&quot;; &quot;t&quot;; &quot;w&quot;; &quot;r&quot;; &quot;f&quot;; &quot;s&quot;)" office:value-type="string" office:string-value="r" calcext:value-type="string">
            <text:p>r</text:p>
          </table:table-cell>
          <table:table-cell table:style-name="ce131" table:formula="of:=MONTH([.A15])" office:value-type="float" office:value="10" calcext:value-type="float">
            <text:p>10</text:p>
          </table:table-cell>
          <table:table-cell table:style-name="ce125" table:number-columns-repeated="3"/>
          <table:table-cell table:style-name="ce124" table:number-columns-repeated="321"/>
          <table:table-cell table:number-columns-repeated="15023"/>
        </table:table-row>
        <table:table-row table:style-name="ro1">
          <table:table-cell table:formula="of:=TEXT([.A17] + 1; &quot;yyyy-mm-dd&quot;)" office:value-type="string" office:string-value="2025-10-08" calcext:value-type="string">
            <text:p>2025-10-08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float" office:value="2" calcext:value-type="float">
            <text:p>2</text:p>
          </table:table-cell>
          <table:table-cell table:style-name="ce125" table:formula="of:=[.C16]-[.B16]" office:value-type="float" office:value="9" calcext:value-type="float">
            <text:p>9</text:p>
          </table:table-cell>
          <table:table-cell table:style-name="ce125" table:formula="of:=CHOOSE(WEEKDAY([.A16]); &quot;n&quot;; &quot;m&quot;; &quot;t&quot;; &quot;w&quot;; &quot;r&quot;; &quot;f&quot;; &quot;s&quot;)" office:value-type="string" office:string-value="w" calcext:value-type="string">
            <text:p>w</text:p>
          </table:table-cell>
          <table:table-cell table:style-name="ce131" table:formula="of:=MONTH([.A16])" office:value-type="float" office:value="10" calcext:value-type="float">
            <text:p>10</text:p>
          </table:table-cell>
          <table:table-cell table:style-name="ce125" table:number-columns-repeated="3"/>
          <table:table-cell table:style-name="ce124" table:number-columns-repeated="321"/>
          <table:table-cell table:number-columns-repeated="15023"/>
        </table:table-row>
        <table:table-row table:style-name="ro1">
          <table:table-cell table:formula="of:=TEXT([.A18] + 1; &quot;yyyy-mm-dd&quot;)" office:value-type="string" office:string-value="2025-10-07" calcext:value-type="string">
            <text:p>2025-10-07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8.5" calcext:value-type="float">
            <text:p>8.5</text:p>
          </table:table-cell>
          <table:table-cell table:style-name="ce124" office:value-type="float" office:value="2" calcext:value-type="float">
            <text:p>2</text:p>
          </table:table-cell>
          <table:table-cell table:style-name="ce125" table:formula="of:=[.C17]-[.B17]" office:value-type="float" office:value="6.5" calcext:value-type="float">
            <text:p>6.5</text:p>
          </table:table-cell>
          <table:table-cell table:style-name="ce125" table:formula="of:=CHOOSE(WEEKDAY([.A17]); &quot;n&quot;; &quot;m&quot;; &quot;t&quot;; &quot;w&quot;; &quot;r&quot;; &quot;f&quot;; &quot;s&quot;)" office:value-type="string" office:string-value="t" calcext:value-type="string">
            <text:p>t</text:p>
          </table:table-cell>
          <table:table-cell table:style-name="ce131" table:formula="of:=MONTH([.A17])" office:value-type="float" office:value="10" calcext:value-type="float">
            <text:p>10</text:p>
          </table:table-cell>
          <table:table-cell table:style-name="ce125"/>
          <table:table-cell table:style-name="ce125" office:value-type="float" office:value="0" calcext:value-type="float">
            <text:p>0</text:p>
          </table:table-cell>
          <table:table-cell table:style-name="ce125"/>
          <table:table-cell table:style-name="ce124" table:number-columns-repeated="321"/>
          <table:table-cell table:number-columns-repeated="15023"/>
        </table:table-row>
        <table:table-row table:style-name="ro1">
          <table:table-cell table:formula="of:=TEXT([.A19] + 1; &quot;yyyy-mm-dd&quot;)" office:value-type="string" office:string-value="2025-10-06" calcext:value-type="string">
            <text:p>2025-10-06</text:p>
          </table:table-cell>
          <table:table-cell table:style-name="ce124" office:value-type="float" office:value="-1" calcext:value-type="float">
            <text:p>-1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 office:value-type="float" office:value="2" calcext:value-type="float">
            <text:p>2</text:p>
          </table:table-cell>
          <table:table-cell table:style-name="ce125" table:formula="of:=[.C18]-[.B18]" office:value-type="float" office:value="10.5" calcext:value-type="float">
            <text:p>10.5</text:p>
          </table:table-cell>
          <table:table-cell table:style-name="ce125" table:formula="of:=CHOOSE(WEEKDAY([.A18]); &quot;n&quot;; &quot;m&quot;; &quot;t&quot;; &quot;w&quot;; &quot;r&quot;; &quot;f&quot;; &quot;s&quot;)" office:value-type="string" office:string-value="m" calcext:value-type="string">
            <text:p>m</text:p>
          </table:table-cell>
          <table:table-cell table:style-name="ce131" table:formula="of:=MONTH([.A18])" office:value-type="float" office:value="10" calcext:value-type="float">
            <text:p>10</text:p>
          </table:table-cell>
          <table:table-cell table:style-name="ce125"/>
          <table:table-cell table:style-name="ce125" office:value-type="float" office:value="0" calcext:value-type="float">
            <text:p>0</text:p>
          </table:table-cell>
          <table:table-cell table:style-name="ce125"/>
          <table:table-cell table:style-name="ce124" table:number-columns-repeated="321"/>
          <table:table-cell table:number-columns-repeated="15023"/>
        </table:table-row>
        <table:table-row table:style-name="ro1">
          <table:table-cell table:formula="of:=TEXT([.A20] + 1; &quot;yyyy-mm-dd&quot;)" office:value-type="string" office:string-value="2025-10-05" calcext:value-type="string">
            <text:p>2025-10-05</text:p>
          </table:table-cell>
          <table:table-cell table:style-name="ce124" office:value-type="float" office:value="-1" calcext:value-type="float">
            <text:p>-1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 office:value-type="float" office:value="2" calcext:value-type="float">
            <text:p>2</text:p>
          </table:table-cell>
          <table:table-cell table:style-name="ce125" table:formula="of:=[.C19]-[.B19]" office:value-type="float" office:value="10.5" calcext:value-type="float">
            <text:p>10.5</text:p>
          </table:table-cell>
          <table:table-cell table:style-name="ce125" table:formula="of:=CHOOSE(WEEKDAY([.A19]); &quot;n&quot;; &quot;m&quot;; &quot;t&quot;; &quot;w&quot;; &quot;r&quot;; &quot;f&quot;; &quot;s&quot;)" office:value-type="string" office:string-value="n" calcext:value-type="string">
            <text:p>n</text:p>
          </table:table-cell>
          <table:table-cell table:style-name="ce131" table:formula="of:=MONTH([.A19])" office:value-type="float" office:value="10" calcext:value-type="float">
            <text:p>10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table:style-name="ce124" table:number-columns-repeated="321"/>
          <table:table-cell table:number-columns-repeated="15023"/>
        </table:table-row>
        <table:table-row table:style-name="ro1">
          <table:table-cell table:formula="of:=TEXT([.A21] + 1; &quot;yyyy-mm-dd&quot;)" office:value-type="string" office:string-value="2025-10-04" calcext:value-type="string">
            <text:p>2025-10-04</text:p>
          </table:table-cell>
          <table:table-cell table:style-name="ce124" office:value-type="float" office:value="-1" calcext:value-type="float">
            <text:p>-1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 office:value-type="float" office:value="2" calcext:value-type="float">
            <text:p>2</text:p>
          </table:table-cell>
          <table:table-cell table:style-name="ce125" table:formula="of:=[.C20]-[.B20]" office:value-type="float" office:value="10.5" calcext:value-type="float">
            <text:p>10.5</text:p>
          </table:table-cell>
          <table:table-cell table:style-name="ce125" table:formula="of:=CHOOSE(WEEKDAY([.A20]); &quot;n&quot;; &quot;m&quot;; &quot;t&quot;; &quot;w&quot;; &quot;r&quot;; &quot;f&quot;; &quot;s&quot;)" office:value-type="string" office:string-value="s" calcext:value-type="string">
            <text:p>s</text:p>
          </table:table-cell>
          <table:table-cell table:style-name="ce131" table:formula="of:=MONTH([.A20])" office:value-type="float" office:value="10" calcext:value-type="float">
            <text:p>10</text:p>
          </table:table-cell>
          <table:table-cell table:style-name="ce125"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ce125"/>
          <table:table-cell table:style-name="ce124" table:number-columns-repeated="321"/>
          <table:table-cell table:number-columns-repeated="15023"/>
        </table:table-row>
        <table:table-row table:style-name="ro1">
          <table:table-cell table:formula="of:=TEXT([.A22] + 1; &quot;yyyy-mm-dd&quot;)" office:value-type="string" office:string-value="2025-10-03" calcext:value-type="string">
            <text:p>2025-10-03</text:p>
          </table:table-cell>
          <table:table-cell table:style-name="ce124" office:value-type="float" office:value="-1" calcext:value-type="float">
            <text:p>-1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 office:value-type="float" office:value="2" calcext:value-type="float">
            <text:p>2</text:p>
          </table:table-cell>
          <table:table-cell table:style-name="ce125" table:formula="of:=[.C21]-[.B21]" office:value-type="float" office:value="10.5" calcext:value-type="float">
            <text:p>10.5</text:p>
          </table:table-cell>
          <table:table-cell table:style-name="ce125" table:formula="of:=CHOOSE(WEEKDAY([.A21]); &quot;n&quot;; &quot;m&quot;; &quot;t&quot;; &quot;w&quot;; &quot;r&quot;; &quot;f&quot;; &quot;s&quot;)" office:value-type="string" office:string-value="f" calcext:value-type="string">
            <text:p>f</text:p>
          </table:table-cell>
          <table:table-cell table:style-name="ce131" table:formula="of:=MONTH([.A21])" office:value-type="float" office:value="10" calcext:value-type="float">
            <text:p>10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0" calcext:value-type="float">
            <text:p>10</text:p>
          </table:table-cell>
          <table:table-cell table:style-name="ce125"/>
          <table:table-cell table:style-name="ce124" table:number-columns-repeated="321"/>
          <table:table-cell table:number-columns-repeated="15023"/>
        </table:table-row>
        <table:table-row table:style-name="ro1">
          <table:table-cell table:formula="of:=TEXT([.A23] + 1; &quot;yyyy-mm-dd&quot;)" office:value-type="string" office:string-value="2025-10-02" calcext:value-type="string">
            <text:p>2025-10-02</text:p>
          </table:table-cell>
          <table:table-cell table:style-name="ce124" office:value-type="float" office:value="-1" calcext:value-type="float">
            <text:p>-1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 office:value-type="float" office:value="2" calcext:value-type="float">
            <text:p>2</text:p>
          </table:table-cell>
          <table:table-cell table:style-name="ce125" table:formula="of:=[.C22]-[.B22]" office:value-type="float" office:value="10.5" calcext:value-type="float">
            <text:p>10.5</text:p>
          </table:table-cell>
          <table:table-cell table:style-name="ce125" table:formula="of:=CHOOSE(WEEKDAY([.A22]); &quot;n&quot;; &quot;m&quot;; &quot;t&quot;; &quot;w&quot;; &quot;r&quot;; &quot;f&quot;; &quot;s&quot;)" office:value-type="string" office:string-value="r" calcext:value-type="string">
            <text:p>r</text:p>
          </table:table-cell>
          <table:table-cell table:style-name="ce131" table:formula="of:=MONTH([.A22])" office:value-type="float" office:value="10" calcext:value-type="float">
            <text:p>10</text:p>
          </table:table-cell>
          <table:table-cell table:style-name="ce125"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ce125"/>
          <table:table-cell table:style-name="ce124" table:number-columns-repeated="321"/>
          <table:table-cell table:number-columns-repeated="15023"/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table:style-name="ce124" office:value-type="float" office:value="-1" calcext:value-type="float">
            <text:p>-1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float" office:value="2" calcext:value-type="float">
            <text:p>2</text:p>
          </table:table-cell>
          <table:table-cell table:style-name="ce125" table:formula="of:=[.C23]-[.B23]" office:value-type="float" office:value="10" calcext:value-type="float">
            <text:p>10</text:p>
          </table:table-cell>
          <table:table-cell table:style-name="ce125" table:formula="of:=CHOOSE(WEEKDAY([.A23]); &quot;n&quot;; &quot;m&quot;; &quot;t&quot;; &quot;w&quot;; &quot;r&quot;; &quot;f&quot;; &quot;s&quot;)" office:value-type="string" office:string-value="w" calcext:value-type="string">
            <text:p>w</text:p>
          </table:table-cell>
          <table:table-cell table:style-name="ce131" table:formula="of:=MONTH([.A23])" office:value-type="float" office:value="10" calcext:value-type="float">
            <text:p>10</text:p>
          </table:table-cell>
          <table:table-cell table:number-columns-repeated="2" table:style-name="ce125" office:value-type="float" office:value="0" calcext:value-type="float">
            <text:p>0</text:p>
          </table:table-cell>
          <table:table-cell table:style-name="ce125" table:formula="of:=SUM([.I23:.I33])" office:value-type="float" office:value="0" calcext:value-type="float">
            <text:p>0</text:p>
          </table:table-cell>
          <table:table-cell table:style-name="ce124" table:number-columns-repeated="321"/>
          <table:table-cell table:number-columns-repeated="15023"/>
        </table:table-row>
        <table:table-row table:style-name="ro2" table:number-rows-repeated="1048552">
          <table:table-cell table:number-columns-repeated="15354"/>
        </table:table-row>
        <table:table-row table:style-name="ro2">
          <table:table-cell table:number-columns-repeated="15354"/>
        </table:table-row>
      </table:table>
      <table:named-expressions>
        <table:named-expression table:name="ABSTAIN_SCORE" table:base-cell-address="$data.$RP$7" table:expression="#REF!"/>
        <table:named-expression table:name="AMAZON_RATING" table:base-cell-address="$data.$M$30" table:expression="#REF!"/>
        <table:named-expression table:name="AMAZON_REVIEWS" table:base-cell-address="$data.$N$30" table:expression="#REF!"/>
        <table:named-expression table:name="AROUSAL" table:base-cell-address="$data.$SL$7" table:expression="#REF!"/>
        <table:named-expression table:name="BACK_PAIN" table:base-cell-address="$data.$PR$7" table:expression="#REF!"/>
        <table:named-expression table:name="BAD_DREAM" table:base-cell-address="$data.$BY$5" table:expression="#REF!"/>
        <table:named-expression table:name="BASMATI_RICE" table:base-cell-address="$data.$IZ$7" table:expression="#REF!"/>
        <table:named-expression table:name="BED_HUNGRY" table:base-cell-address="$data.$KR$7" table:expression="#REF!"/>
        <table:named-expression table:name="BEEF" table:base-cell-address="$data.$FS$7" table:expression="#REF!"/>
        <table:named-expression table:name="BEER_CUPS" table:base-cell-address="$data.$CI$5" table:expression="#REF!"/>
        <table:named-expression table:name="BF_SCORE" table:base-cell-address="$data.$UX$7" table:expression="#REF!"/>
        <table:named-expression table:name="blood_absolute_basophils_cells_uL" table:base-cell-address="$data.$AJK$1" table:expression="#REF!"/>
        <table:named-expression table:name="blood_absolute_eosinophils_cells_uL" table:base-cell-address="$data.$AJJ$1" table:expression="#REF!"/>
        <table:named-expression table:name="blood_absolute_lymphocytes_cells_uL" table:base-cell-address="$data.$AJI$1" table:expression="#REF!"/>
        <table:named-expression table:name="blood_absolute_neutrophils_cells_uL" table:base-cell-address="$data.$AJH$1" table:expression="#REF!"/>
        <table:named-expression table:name="blood_albumin_gdL" table:base-cell-address="$data.$AIR$1" table:expression="#REF!"/>
        <table:named-expression table:name="blood_albumin_globulin_ratio" table:base-cell-address="$data.$AIT$1" table:expression="#REF!"/>
        <table:named-expression table:name="blood_alkaline_phosphatase_UL" table:base-cell-address="$data.$AIV$1" table:expression="#REF!"/>
        <table:named-expression table:name="blood_alt_UL" table:base-cell-address="$data.$AIX$1" table:expression="#REF!"/>
        <table:named-expression table:name="blood_ast_UL" table:base-cell-address="$data.$AIW$1" table:expression="#REF!"/>
        <table:named-expression table:name="blood_basophils_percent" table:base-cell-address="$data.$AJP$1" table:expression="#REF!"/>
        <table:named-expression table:name="blood_bilirubin_total_mgdL" table:base-cell-address="$data.$AIU$1" table:expression="#REF!"/>
        <table:named-expression table:name="blood_bun_creatinine_ratio" table:base-cell-address="$data.$AHQ$1" table:expression="#REF!"/>
        <table:named-expression table:name="blood_bun_mgdL" table:base-cell-address="$data.$AGR$1" table:expression="#REF!"/>
        <table:named-expression table:name="blood_calcium_mgdL" table:base-cell-address="$data.$AIP$1" table:expression="#REF!"/>
        <table:named-expression table:name="blood_chloride_mmolL" table:base-cell-address="$data.$AIN$1" table:expression="#REF!"/>
        <table:named-expression table:name="blood_cholesterol_total_mg_dL" table:base-cell-address="$data.$AJT$1" table:expression="#REF!"/>
        <table:named-expression table:name="blood_chol_hdl_ratio" table:base-cell-address="$data.$AIH$1" table:expression="#REF!"/>
        <table:named-expression table:name="blood_co2_mmolL" table:base-cell-address="$data.$AIO$1" table:expression="#REF!"/>
        <table:named-expression table:name="blood_cortisol_total_mcg_dL" table:base-cell-address="$data.$AIC$1" table:expression="#REF!"/>
        <table:named-expression table:name="blood_creatinine_mgdL" table:base-cell-address="$data.$AIK$1" table:expression="#REF!"/>
        <table:named-expression table:name="blood_crp_mgL" table:base-cell-address="$data.$AGT$1" table:expression="#REF!"/>
        <table:named-expression table:name="blood_dhea_sulfate_mcg_dL" table:base-cell-address="$data.$AJQ$1" table:expression="#REF!"/>
        <table:named-expression table:name="blood_eGFR_mLmin" table:base-cell-address="$data.$AGW$1" table:expression="#REF!"/>
        <table:named-expression table:name="blood_eosinophils_percent" table:base-cell-address="$data.$AJO$1" table:expression="#REF!"/>
        <table:named-expression table:name="blood_estradiol_pg_mL" table:base-cell-address="$data.$AIB$1" table:expression="#REF!"/>
        <table:named-expression table:name="blood_floate_rbc_ngmL" table:base-cell-address="$data.$AGV$1" table:expression="#REF!"/>
        <table:named-expression table:name="blood_free_t4_ngdL" table:base-cell-address="$data.$AGP$1" table:expression="#REF!"/>
        <table:named-expression table:name="blood_globulin_gdL" table:base-cell-address="$data.$AIS$1" table:expression="#REF!"/>
        <table:named-expression table:name="blood_glucose_fasting_mgdL" table:base-cell-address="$data.$AGQ$1" table:expression="#REF!"/>
        <table:named-expression table:name="blood_hdl_mg_dL" table:base-cell-address="$data.$AIJ$1" table:expression="#REF!"/>
        <table:named-expression table:name="blood_hematocrit" table:base-cell-address="$data.$AGX$1" table:expression="#REF!"/>
        <table:named-expression table:name="blood_hematocrit_percent" table:base-cell-address="$data.$AGX$1" table:expression="#REF!"/>
        <table:named-expression table:name="blood_hemoglobin_gdL" table:base-cell-address="$data.$AJA$1" table:expression="#REF!"/>
        <table:named-expression table:name="blood_homocysteine_umolL" table:base-cell-address="$data.$AGU$1" table:expression="#REF!"/>
        <table:named-expression table:name="blood_igf1_ng_mL" table:base-cell-address="$data.$AIE$1" table:expression="#REF!"/>
        <table:named-expression table:name="blood_ldl_mg_dL" table:base-cell-address="$data.$AII$1" table:expression="#REF!"/>
        <table:named-expression table:name="blood_lymphocytes_percent" table:base-cell-address="$data.$AJM$1" table:expression="#REF!"/>
        <table:named-expression table:name="blood_mchc_g_dL" table:base-cell-address="$data.$AJD$1" table:expression="#REF!"/>
        <table:named-expression table:name="blood_mch_pg" table:base-cell-address="$data.$AJC$1" table:expression="#REF!"/>
        <table:named-expression table:name="blood_mcv_fL" table:base-cell-address="$data.$AJB$1" table:expression="#REF!"/>
        <table:named-expression table:name="blood_methylmalonic_acid_nmolL" table:base-cell-address="$data.$AGW$1" table:expression="#REF!"/>
        <table:named-expression table:name="blood_monocytes_cellsuL" table:base-cell-address="$data.$AGZ$1" table:expression="#REF!"/>
        <table:named-expression table:name="blood_monocytes_percent" table:base-cell-address="$data.$AJN$1" table:expression="#REF!"/>
        <table:named-expression table:name="blood_mpv_fL" table:base-cell-address="$data.$AJG$1" table:expression="#REF!"/>
        <table:named-expression table:name="blood_neutrophils_percent" table:base-cell-address="$data.$AJL$1" table:expression="#REF!"/>
        <table:named-expression table:name="blood_non_hdl_cholesterol_mg_dL" table:base-cell-address="$data.$AIG$1" table:expression="#REF!"/>
        <table:named-expression table:name="blood_platelet_thousand_per_uL" table:base-cell-address="$data.$AJF$1" table:expression="#REF!"/>
        <table:named-expression table:name="blood_potassium_mmolL" table:base-cell-address="$data.$AIM$1" table:expression="#REF!"/>
        <table:named-expression table:name="blood_psa_total_ng_mL" table:base-cell-address="$data.$AIA$1" table:expression="#REF!"/>
        <table:named-expression table:name="blood_rbc_million_per_uL" table:base-cell-address="$data.$AIZ$1" table:expression="#REF!"/>
        <table:named-expression table:name="blood_rdw_percent" table:base-cell-address="$data.$AJE$1" table:expression="#REF!"/>
        <table:named-expression table:name="blood_sodium_mmolL" table:base-cell-address="$data.$AIL$1" table:expression="#REF!"/>
        <table:named-expression table:name="blood_t3_free_pg_mL" table:base-cell-address="$data.$AIF$1" table:expression="#REF!"/>
        <table:named-expression table:name="blood_testosterone_free_pg_mL" table:base-cell-address="$data.$AJS$1" table:expression="#REF!"/>
        <table:named-expression table:name="blood_testosterone_total_ng_dL" table:base-cell-address="$data.$AJR$1" table:expression="#REF!"/>
        <table:named-expression table:name="blood_total_protein_gdL" table:base-cell-address="$data.$AIQ$1" table:expression="#REF!"/>
        <table:named-expression table:name="blood_triglycerides_mgdL" table:base-cell-address="$data.$AGY$1" table:expression="#REF!"/>
        <table:named-expression table:name="blood_tsh_mIUL" table:base-cell-address="$data.$AGO$1" table:expression="#REF!"/>
        <table:named-expression table:name="blood_vitamin_b12_pgml" table:base-cell-address="$data.$AGM$1" table:expression="#REF!"/>
        <table:named-expression table:name="blood_vitamin_b6_plasma_ngmL" table:base-cell-address="$data.$AHB$1" table:expression="#REF!"/>
        <table:named-expression table:name="blood_vitamin_d3_ngmL" table:base-cell-address="$data.$AGN$1" table:expression="#REF!"/>
        <table:named-expression table:name="blood_wbc_thousand_per_uL" table:base-cell-address="$data.$AIY$1" table:expression="#REF!"/>
        <table:named-expression table:name="blood_z_score_male" table:base-cell-address="$data.$AID$1" table:expression="#REF!"/>
        <table:named-expression table:name="BODY_FAT_PERCENT" table:base-cell-address="$data.$TB$7" table:expression="#REF!"/>
        <table:named-expression table:name="BROWN_RICE" table:base-cell-address="$data.$JC$7" table:expression="#REF!"/>
        <table:named-expression table:name="bun_creatinine_ratio" table:base-cell-address="$data.$AGS$1" table:expression="#REF!"/>
        <table:named-expression table:name="CAFFEINE" table:base-cell-address="$data.$OU$7" table:expression="#REF!"/>
        <table:named-expression table:name="CAKE" table:base-cell-address="$data.$GM$7" table:expression="#REF!"/>
        <table:named-expression table:name="CANDY" table:base-cell-address="$data.$GP$1" table:expression="#REF!"/>
        <table:named-expression table:name="CEREAL_BARS" table:base-cell-address="$data.$GO$7" table:expression="#REF!"/>
        <table:named-expression table:name="CHESS_MINUTES" table:base-cell-address="$data.$HJ$7" table:expression="#REF!"/>
        <table:named-expression table:name="CHESS_MOVES" table:base-cell-address="$data.$HI$7" table:expression="#REF!"/>
        <table:named-expression table:name="CHESS_SCORE" table:base-cell-address="$data.$HO$7" table:expression="#REF!"/>
        <table:named-expression table:name="CHESS_WIN" table:base-cell-address="$data.$HJ$7" table:expression="#REF!"/>
        <table:named-expression table:name="CHICKEN" table:base-cell-address="$data.$FR$7" table:expression="#REF!"/>
        <table:named-expression table:name="CHINESE" table:base-cell-address="$data.$GG$1" table:expression="#REF!"/>
        <table:named-expression table:name="CLAM" table:base-cell-address="$data.$GA$7" table:expression="#REF!"/>
        <table:named-expression table:name="COOKIE" table:base-cell-address="$data.$GL$7" table:expression="#REF!"/>
        <table:named-expression table:name="COUCH_SLEEP" table:base-cell-address="$data.$HB$1" table:expression="#REF!"/>
        <table:named-expression table:name="COUGH" table:base-cell-address="$data.$JP$1" table:expression="#REF!"/>
        <table:named-expression table:name="COUNT" table:base-cell-address="$data.$H$1" table:expression="#REF!"/>
        <table:named-expression table:name="CRAB" table:base-cell-address="$data.$FW$7" table:expression="#REF!"/>
        <table:named-range table:name="DAYQUIL_ML" table:base-cell-address="$data.$I$7" table:cell-range-address="$data.$I:.$I"/>
        <table:named-expression table:name="DONUT" table:base-cell-address="$data.$GK$7" table:expression="#REF!"/>
        <table:named-expression table:name="DS_ABS" table:base-cell-address="$data.$UG$7" table:expression="#REF!"/>
        <table:named-expression table:name="DS_BACK" table:base-cell-address="$data.$UD$7" table:expression="#REF!"/>
        <table:named-expression table:name="DS_BICEPS" table:base-cell-address="$data.$TZ$7" table:expression="#REF!"/>
        <table:named-expression table:name="DS_CARDIO" table:base-cell-address="$data.$UH$7" table:expression="#REF!"/>
        <table:named-expression table:name="DS_CHEST" table:base-cell-address="$data.$UB$7" table:expression="#REF!"/>
        <table:named-expression table:name="DS_DELTS" table:base-cell-address="$data.$TE$7" table:expression="#REF!"/>
        <table:named-expression table:name="DS_DUMBBELL_FLYES" table:base-cell-address="$data.$SY$7" table:expression="#REF!"/>
        <table:named-expression table:name="DS_HAMS" table:base-cell-address="$data.$UF$7" table:expression="#REF!"/>
        <table:named-expression table:name="DS_LEGS" table:base-cell-address="$data.$TF$7" table:expression="#REF!"/>
        <table:named-expression table:name="DS_PULLUPS" table:base-cell-address="$data.$ST$7" table:expression="#REF!"/>
        <table:named-expression table:name="DS_PUSHUPS" table:base-cell-address="$data.$SO$7" table:expression="#REF!"/>
        <table:named-expression table:name="DS_QUADS" table:base-cell-address="$data.$UE$7" table:expression="#REF!"/>
        <table:named-expression table:name="DS_TRAPS" table:base-cell-address="$data.$TI$7" table:expression="#REF!"/>
        <table:named-expression table:name="DS_TRICEPS" table:base-cell-address="$data.$UA$7" table:expression="#REF!"/>
        <table:named-expression table:name="EAR_PAIN" table:base-cell-address="$data.$HS$7" table:expression="#REF!"/>
        <table:named-expression table:name="eGFR_mLmin" table:base-cell-address="$data.$AGW$1" table:expression="#REF!"/>
        <table:named-expression table:name="ELBOW_PAIN" table:base-cell-address="$data.$NK$1" table:expression="#REF!"/>
        <table:named-expression table:name="EV_ASHWAGANDHA_MG" table:base-cell-address="$data.$IC$7" table:expression="#REF!"/>
        <table:named-expression table:name="ev_berberine_hci_mg" table:base-cell-address="$data.$CR$1" table:expression="#REF!"/>
        <table:named-expression table:name="EV_BROCCOLI" table:base-cell-address="$data.$FK$7" table:expression="#REF!"/>
        <table:named-expression table:name="EV_BROMELAIN" table:base-cell-address="$data.$KA$7" table:expression="#REF!"/>
        <table:named-expression table:name="ev_carvacrol_mg" table:base-cell-address="$data.$CT$1" table:expression="#REF!"/>
        <table:named-expression table:name="ev_CDP_Choline_mg" table:base-cell-address="$data.$BQ$1" table:expression="#REF!"/>
        <table:named-expression table:name="EV_CHESTPAINS" table:base-cell-address="$data.$LY$1" table:expression="#REF!"/>
        <table:named-expression table:name="ev_CoQ10_mg" table:base-cell-address="$data.$BN$1" table:expression="#REF!"/>
        <table:named-expression table:name="EV_CREATINE_G" table:base-cell-address="$data.$GS$7" table:expression="#REF!"/>
        <table:named-expression table:name="ev_curcumin_mg" table:base-cell-address="$data.$BW$1" table:expression="#REF!"/>
        <table:named-expression table:name="EV_D3_IU" table:base-cell-address="$data.$IZ$7" table:expression="#REF!"/>
        <table:named-expression table:name="EV_DIZZINESS" table:base-cell-address="$data.$QT$7" table:expression="#REF!"/>
        <table:named-expression table:name="EV_EQUATE_MG" table:base-cell-address="$data.$DL$7" table:expression="#REF!"/>
        <table:named-expression table:name="EV_GINSENG_AMERICAN_MG" table:base-cell-address="$data.$HL$7" table:expression="#REF!"/>
        <table:named-expression table:name="EV_GINSENG_B12_MCG" table:base-cell-address="$data.$HI$7" table:expression="#REF!"/>
        <table:named-expression table:name="EV_GINSENG_CHINESE_RED_MG" table:base-cell-address="$data.$HM$7" table:expression="#REF!"/>
        <table:named-expression table:name="EV_GINSENG_PANAX_MG" table:base-cell-address="$data.$HK$7" table:expression="#REF!"/>
        <table:named-expression table:name="EV_GINSENG_ROYAL_JELLY_MG" table:base-cell-address="$data.$HN$7" table:expression="#REF!"/>
        <table:named-expression table:name="ev_lions_mane_mg" table:base-cell-address="$data.$DE$1" table:expression="#REF!"/>
        <table:named-expression table:name="ev_l_theanine_mg" table:base-cell-address="$data.$CV$1" table:expression="#REF!"/>
        <table:named-expression table:name="EV_MAGNESIUM_CITRATE_MG" table:base-cell-address="$data.$FI$7" table:expression="#REF!"/>
        <table:named-expression table:name="ev_magnesium_mg" table:base-cell-address="$data.$BK$1" table:expression="#REF!"/>
        <table:named-expression table:name="EV_MAGNESIUM_OXIDE_MG" table:base-cell-address="$data.$FF$1" table:expression="#REF!"/>
        <table:named-expression table:name="EV_MAST" table:base-cell-address="$data.$NO$1" table:expression="#REF!"/>
        <table:named-expression table:name="EV_MEAL_HOUR" table:base-cell-address="$data.$LY$1" table:expression="#REF!"/>
        <table:named-expression table:name="EV_MEAL_SIZE" table:base-cell-address="$data.$FI$1" table:expression="#REF!"/>
        <table:named-expression table:name="ev_mucuna_pruriens_mg" table:base-cell-address="$data.$CP$1" table:expression="#REF!"/>
        <table:named-expression table:name="EV_NAC_MG" table:base-cell-address="$data.$EB$1" table:expression="#REF!"/>
        <table:named-expression table:name="ev_n_acetyl_tyrosine_mg" table:base-cell-address="$data.$BD$1" table:expression="#REF!"/>
        <table:named-expression table:name="EV_READING_MIN" table:base-cell-address="$data.$JN$1" table:expression="#REF!"/>
        <table:named-expression table:name="ev_Rhodiolia_mg" table:base-cell-address="$data.$BZ$1" table:expression="#REF!"/>
        <table:named-expression table:name="EV_ZINC_MG" table:base-cell-address="$data.$CW$1" table:expression="#REF!"/>
        <table:named-expression table:name="EX_BALR" table:base-cell-address="$data.$TU$8" table:expression="#REF!"/>
        <table:named-expression table:name="EX_BICEP_CURL" table:base-cell-address="$data.$TO$8" table:expression="#REF!"/>
        <table:named-expression table:name="EX_CHESTPRESS_FIXED" table:base-cell-address="$data.$XD$1" table:expression="#REF!"/>
        <table:named-expression table:name="EX_DUMBBELL_FLYES" table:base-cell-address="$data.$TM$8" table:expression="#REF!"/>
        <table:named-expression table:name="EX_DUMBBELL_KNEES" table:base-cell-address="$data.$TQ$8" table:expression="#REF!"/>
        <table:named-expression table:name="EX_HIGH_ROW" table:base-cell-address="$data.$TN$1" table:expression="#REF!"/>
        <table:named-expression table:name="EX_INCLINED_PRESS" table:base-cell-address="$data.$UD$7" table:expression="#REF!"/>
        <table:named-expression table:name="EX_LATERAL_RAISE" table:base-cell-address="$data.$UD$7" table:expression="#REF!"/>
        <table:named-expression table:name="EX_PULLUPS" table:base-cell-address="$data.$MI$1" table:expression="#REF!"/>
        <table:named-expression table:name="EX_PULLUPS_HOLD_SECS" table:base-cell-address="$data.$MJ$1" table:expression="#REF!"/>
        <table:named-expression table:name="EX_PULLUPS_REPS" table:base-cell-address="$data.$MI$1" table:expression="#REF!"/>
        <table:named-expression table:name="EX_PULLUP_HOLD_SECS" table:base-cell-address="$data.$MJ$7" table:expression="#REF!"/>
        <table:named-expression table:name="EX_PULLUP_REPS" table:base-cell-address="$data.$MI$1" table:expression="#REF!"/>
        <table:named-expression table:name="EX_PUSHUPS" table:base-cell-address="$data.$TF$8" table:expression="#REF!"/>
        <table:named-expression table:name="EX_PUSHUPS_MAG" table:base-cell-address="$data.$PK$7" table:expression="#REF!"/>
        <table:named-expression table:name="EX_SCOOP_PRESS" table:base-cell-address="$data.$UJ$8" table:expression="#REF!"/>
        <table:named-expression table:name="EX_SCORE" table:base-cell-address="$data.$PE$1" table:expression="#REF!"/>
        <table:named-expression table:name="EX_SHOULDER_PRESS" table:base-cell-address="$data.$TY$8" table:expression="#REF!"/>
        <table:named-expression table:name="EX_SITUPS" table:base-cell-address="$data.$PH$7" table:expression="#REF!"/>
        <table:named-expression table:name="EX_SQUATS" table:base-cell-address="$data.$PJ$7" table:expression="#REF!"/>
        <table:named-expression table:name="EX_WEIGHT_SHRUG" table:base-cell-address="$data.$TW$8" table:expression="#REF!"/>
        <table:named-expression table:name="FINGER_PAIN" table:base-cell-address="$data.$DI$1" table:expression="#REF!"/>
        <table:named-expression table:name="FISH" table:base-cell-address="$data.$GJ$7" table:expression="#REF!"/>
        <table:named-expression table:name="FIVEHOURENERGY" table:base-cell-address="$data.$VB$12" table:expression="#REF!"/>
        <table:named-expression table:name="ginseng_panax_mg" table:base-cell-address="$data.$CL$1" table:expression="#REF!"/>
        <table:named-expression table:name="GROIN_PAIN" table:base-cell-address="$data.$HC$5" table:expression="#REF!"/>
        <table:named-expression table:name="GROUPER" table:base-cell-address="$data.$GZ$1" table:expression="#REF!"/>
        <table:named-expression table:name="HEALTH_SCORE" table:base-cell-address="$data.$OG$7" table:expression="#REF!"/>
        <table:named-expression table:name="HGHX2" table:base-cell-address="$data.$CG$1" table:expression="#REF!"/>
        <table:named-expression table:name="HOURS_PICKLEBALL" table:base-cell-address="$data.$VO$12" table:expression="#REF!"/>
        <table:named-expression table:name="HOURS_ROBOTICS" table:base-cell-address="$data.$BG$4" table:expression="#REF!"/>
        <table:named-expression table:name="ICEBERG" table:base-cell-address="$data.$HP$7" table:expression="#REF!"/>
        <table:named-expression table:name="ICE_CREAM" table:base-cell-address="$data.$GJ$7" table:expression="#REF!"/>
        <table:named-expression table:name="JAW_PAIN" table:base-cell-address="$data.$DI$5" table:expression="#REF!"/>
        <table:named-expression table:name="KALE" table:base-cell-address="$data.$HD$1" table:expression="#REF!"/>
        <table:named-expression table:name="KNEE_RIGHT_PAIN" table:base-cell-address="$data.$OT$1" table:expression="#REF!"/>
        <table:named-expression table:name="LAMB" table:base-cell-address="$data.$FT$7" table:expression="#REF!"/>
        <table:named-expression table:name="LANDFOOD" table:base-cell-address="$data.$GH$7" table:expression="#REF!"/>
        <table:named-expression table:name="LATER_HEADACHE" table:base-cell-address="$data.$HF$6" table:expression="#REF!"/>
        <table:named-expression table:name="LEFT_FOOT_PAIN" table:base-cell-address="$data.$NZ$7" table:expression="#REF!"/>
        <table:named-expression table:name="LEFT_FOREARM_PAIN" table:base-cell-address="$data.$SK$7" table:expression="#REF!"/>
        <table:named-expression table:name="LEFT_TOE_PAIN" table:base-cell-address="$data.$OB$7" table:expression="#REF!"/>
        <table:named-expression table:name="LIQUOR_CUPS" table:base-cell-address="$data.$CK$5" table:expression="#REF!"/>
        <table:named-expression table:name="LOBSTER" table:base-cell-address="$data.$FX$7" table:expression="#REF!"/>
        <table:named-expression table:name="MAST_MONTHLY" table:base-cell-address="$data.$NB$7" table:expression="#REF!"/>
        <table:named-expression table:name="MAST_NP" table:base-cell-address="$data.$NP$1" table:expression="#REF!"/>
        <table:named-expression table:name="MAST_PR" table:base-cell-address="$data.$NQ$1" table:expression="#REF!"/>
        <table:named-expression table:name="MCT_OIL_TBSP" table:base-cell-address="$data.$EE$1" table:expression="#REF!"/>
        <table:named-expression table:name="MEAT_FISH" table:base-cell-address="$data.$IH$7" table:expression="#REF!"/>
        <table:named-expression table:name="MEXICAN" table:base-cell-address="$data.$GW$7" table:expression="#REF!"/>
        <table:named-expression table:name="MILLIGRAM" table:base-cell-address="$data.$I$1" table:expression="#REF!"/>
        <table:named-expression table:name="MN_ASHWAGANDHA_MG" table:base-cell-address="$data.$IB$1" table:expression="#REF!"/>
        <table:named-expression table:name="MN_CAFF_TEA" table:base-cell-address="$data.$UB$1" table:expression="#REF!"/>
        <table:named-expression table:name="MN_COFFEE_CUPS" table:base-cell-address="$data.$JI$7" table:expression="#REF!"/>
        <table:named-expression table:name="MN_CREATINE_G" table:base-cell-address="$data.$GR$7" table:expression="#REF!"/>
        <table:named-expression table:name="MN_D3_IU" table:base-cell-address="$data.$IY$7" table:expression="#REF!"/>
        <table:named-expression table:name="MN_DAWNTODUSK_MG" table:base-cell-address="$data.$AQ$1" table:expression="#REF!"/>
        <table:named-expression table:name="MN_DIZZINESS" table:base-cell-address="$data.$QS$7" table:expression="#REF!"/>
        <table:named-expression table:name="MN_EQUATE_MG" table:base-cell-address="$data.$DJ$1" table:expression="#REF!"/>
        <table:named-expression table:name="MN_GINSENG_B12_MCG" table:base-cell-address="$data.$HH$1" table:expression="#REF!"/>
        <table:named-expression table:name="MN_HAWTHORNE_MG" table:base-cell-address="$data.$BS$1" table:expression="#REF!"/>
        <table:named-expression table:name="MN_L_ARGININE_MG" table:base-cell-address="$data.$BQ$1" table:expression="#REF!"/>
        <table:named-expression table:name="MN_MACA_MG" table:base-cell-address="$data.$BO$1" table:expression="#REF!"/>
        <table:named-expression table:name="MN_MAGNESIUM_CITRATE_MG" table:base-cell-address="$data.$FH$7" table:expression="#REF!"/>
        <table:named-expression table:name="MN_MAGNESIUM_OXIDE_MG" table:base-cell-address="$data.$FE$7" table:expression="#REF!"/>
        <table:named-expression table:name="MN_MAST" table:base-cell-address="$data.$NN$1" table:expression="#REF!"/>
        <table:named-expression table:name="MN_MEAL_SIZE" table:base-cell-address="$data.$FG$7" table:expression="#REF!"/>
        <table:named-expression table:name="MN_MUCUNA_PRURIENS_MG" table:base-cell-address="$data.$FW$1" table:expression="#REF!"/>
        <table:named-expression table:name="MN_NAC_MG" table:base-cell-address="$data.$EA$1" table:expression="#REF!"/>
        <table:named-expression table:name="MN_NODOZ_MG" table:base-cell-address="$data.$AG$1" table:expression="#REF!"/>
        <table:named-expression table:name="MN_READING_MIN" table:base-cell-address="$data.$JM$1" table:expression="#REF!"/>
        <table:named-expression table:name="MOUTH_RASH" table:base-cell-address="$data.$SX$1" table:expression="#REF!"/>
        <table:named-expression table:name="MP_SCORE" table:base-cell-address="$data.$VB$7" table:expression="#REF!"/>
        <table:named-expression table:name="MUSCLE_PERCENT" table:base-cell-address="$data.$TH$7" table:expression="#REF!"/>
        <table:named-expression table:name="MUSSELS" table:base-cell-address="$data.$FZ$7" table:expression="#REF!"/>
        <table:named-expression table:name="NAP_HOURS" table:base-cell-address="$data.$LA$1" table:expression="#REF!"/>
        <table:named-expression table:name="NECK_PAIN" table:base-cell-address="$data.$RQ$1" table:expression="#REF!"/>
        <table:named-expression table:name="NEXT_DAY_THREWUP" table:base-cell-address="$data.$AO$1" table:expression="#REF!"/>
        <table:named-expression table:name="NEXT_DAY_WOKE_CHESTPAINS" table:base-cell-address="$data.$AO$4" table:expression="#REF!"/>
        <table:named-expression table:name="NEXT_DAY_WOKE_HEADACHE" table:base-cell-address="$data.$AP$4" table:expression="#REF!"/>
        <table:named-range table:name="NEXT_DAY_WOKE_HOUR" table:base-cell-address="$data.$C$4" table:cell-range-address="$data.$C:.$C"/>
        <table:named-expression table:name="NEXT_DAY_WOKE_KIDNEYPAINS" table:base-cell-address="$data.$AR$4" table:expression="#REF!"/>
        <table:named-expression table:name="NO_BROCCOLI" table:base-cell-address="$data.$FJ$1" table:expression="#REF!"/>
        <table:named-expression table:name="NO_COFFEE_CUPS" table:base-cell-address="$data.$JJ$7" table:expression="#REF!"/>
        <table:named-expression table:name="NO_DAWNTODUSK_MG" table:base-cell-address="$data.$AR$1" table:expression="#REF!"/>
        <table:named-expression table:name="NO_EQUATE_MG" table:base-cell-address="$data.$DK$7" table:expression="#REF!"/>
        <table:named-expression table:name="NO_MEAL_SIZE" table:base-cell-address="$data.$FH$7" table:expression="#REF!"/>
        <table:named-expression table:name="NO_NODOZ_MG" table:base-cell-address="$data.$AH$1" table:expression="#REF!"/>
        <table:named-expression table:name="OYSTER" table:base-cell-address="$data.$FY$7" table:expression="#REF!"/>
        <table:named-expression table:name="PAIN_SCORE" table:base-cell-address="$data.$YV$1" table:expression="#REF!"/>
        <table:named-expression table:name="PASTRY" table:base-cell-address="$data.$GN$7" table:expression="#REF!"/>
        <table:named-expression table:name="PIZZA" table:base-cell-address="$data.$GU$7" table:expression="#REF!"/>
        <table:named-expression table:name="PORK" table:base-cell-address="$data.$FU$7" table:expression="#REF!"/>
        <table:named-expression table:name="PRICE" table:base-cell-address="$data.$G$1" table:expression="#REF!"/>
        <table:named-expression table:name="PRICE_PER_MG" table:base-cell-address="$data.$J$1" table:expression="#REF!"/>
        <table:named-expression table:name="PULLUPS_MONTHLY" table:base-cell-address="$data.$RY$7" table:expression="#REF!"/>
        <table:named-expression table:name="PUSHUPS_MONTHLY" table:base-cell-address="$data.$RO$7" table:expression="#REF!"/>
        <table:named-expression table:name="RATING" table:base-cell-address="$data.$K$1" table:expression="#REF!"/>
        <table:named-expression table:name="RAW_HONEY" table:base-cell-address="$data.$IG$7" table:expression="#REF!"/>
        <table:named-expression table:name="READING_MINUTES" table:base-cell-address="$data.$EP$1" table:expression="#REF!"/>
        <table:named-expression table:name="READING_SCORE" table:base-cell-address="$data.$JO$1" table:expression="#REF!"/>
        <table:named-expression table:name="RECTUM_ITCH" table:base-cell-address="$data.$SB$7" table:expression="#REF!"/>
        <table:named-expression table:name="REDFISH" table:base-cell-address="$data.$HA$1" table:expression="#REF!"/>
        <table:named-expression table:name="RICE" table:base-cell-address="$data.$JD$7" table:expression="#REF!"/>
        <table:named-expression table:name="RIGHT_FOOT_PAIN" table:base-cell-address="$data.$OA$7" table:expression="#REF!"/>
        <table:named-expression table:name="RIGHT_PELVIS_PAIN" table:base-cell-address="$data.$UX$1" table:expression="#REF!"/>
        <table:named-expression table:name="RIGHT_SHOULDER_PAIN" table:base-cell-address="$data.$RQ$1" table:expression="#REF!"/>
        <table:named-expression table:name="ROMAINE" table:base-cell-address="$data.$HC$1" table:expression="#REF!"/>
        <table:named-expression table:name="SALMON" table:base-cell-address="$data.$GE$7" table:expression="#REF!"/>
        <table:named-expression table:name="SALT_TBSP" table:base-cell-address="$data.$FD$7" table:expression="#REF!"/>
        <table:named-expression table:name="SASHIMI" table:base-cell-address="$data.$GH$7" table:expression="#REF!"/>
        <table:named-expression table:name="SCALP_PAIN_SIDES" table:base-cell-address="$data.$NW$7" table:expression="#REF!"/>
        <table:named-expression table:name="SCALP_PAIN_TOP" table:base-cell-address="$data.$NX$7" table:expression="#REF!"/>
        <table:named-expression table:name="SEAFOOD" table:base-cell-address="$data.$GH$7" table:expression="#REF!"/>
        <table:named-expression table:name="SHELLFISH" table:base-cell-address="$data.$GI$7" table:expression="#REF!"/>
        <table:named-expression table:name="SHOULDER_PRESS" table:base-cell-address="$data.$TS$7" table:expression="#REF!"/>
        <table:named-expression table:name="SHRIMP" table:base-cell-address="$data.$FV$7" table:expression="#REF!"/>
        <table:named-expression table:name="SICKNESS" table:base-cell-address="$data.$IC$1" table:expression="#REF!"/>
        <table:named-expression table:name="SITUPS" table:base-cell-address="$data.$PH$1" table:expression="#REF!"/>
        <table:named-expression table:name="SKIN_ITCH" table:base-cell-address="$data.$OP$7" table:expression="#REF!"/>
        <table:named-expression table:name="SLEEPING_PROBLEMS" table:base-cell-address="$data.$CZ$5" table:expression="#REF!"/>
        <table:named-range table:name="SLEEP_HOURS" table:base-cell-address="$data.$D$7" table:cell-range-address="$data.$E:.$E"/>
        <table:named-expression table:name="SLEEP_SCORE" table:base-cell-address="$data.$G$1" table:expression="#REF!"/>
        <table:named-expression table:name="SOY" table:base-cell-address="$data.$G$1" table:expression="#REF!"/>
        <table:named-expression table:name="SPINACH" table:base-cell-address="$data.$HG$7" table:expression="#REF!"/>
        <table:named-expression table:name="SPRING_MIX" table:base-cell-address="$data.$HG$7" table:expression="#REF!"/>
        <table:named-expression table:name="SQUATS" table:base-cell-address="$data.$PJ$1" table:expression="#REF!"/>
        <table:named-expression table:name="STOMACH_ITCH" table:base-cell-address="$data.$SG$7" table:expression="#REF!"/>
        <table:named-expression table:name="STRETCHING_MINUTES" table:base-cell-address="$data.$VN$7" table:expression="#REF!"/>
        <table:named-expression table:name="SUGAR_TBSP" table:base-cell-address="$data.$FE$7" table:expression="#REF!"/>
        <table:named-expression table:name="SUSHI" table:base-cell-address="$data.$GG$7" table:expression="#REF!"/>
        <table:named-expression table:name="SWEATS" table:base-cell-address="$data.$GQ$7" table:expression="#REF!"/>
        <table:named-expression table:name="SWEETS" table:base-cell-address="$data.$GQ$7" table:expression="#REF!"/>
        <table:named-expression table:name="TEETH_PAIN" table:base-cell-address="$data.$PO$1" table:expression="#REF!"/>
        <table:named-expression table:name="TES_PAIN" table:base-cell-address="$data.$IA$1" table:expression="#REF!"/>
        <table:named-expression table:name="THEOBROMINE_MONTHLY" table:base-cell-address="$data.$BH$1" table:expression="#REF!"/>
        <table:named-expression table:name="THIGH_PAIN" table:base-cell-address="$data.$OQ$1" table:expression="#REF!"/>
        <table:named-expression table:name="THUMB_PAIN" table:base-cell-address="$data.$HA$1" table:expression="#REF!"/>
        <table:named-expression table:name="TILAPIA" table:base-cell-address="$data.$GB$7" table:expression="#REF!"/>
        <table:named-expression table:name="TM_MILES" table:base-cell-address="$data.$OV$7" table:expression="#REF!"/>
        <table:named-expression table:name="TM_MILES_MONTHLY" table:base-cell-address="$data.$SH$7" table:expression="#REF!"/>
        <table:named-expression table:name="TM_MINUTES" table:base-cell-address="$data.$EV$1" table:expression="#REF!"/>
        <table:named-expression table:name="TM_VELOCITY" table:base-cell-address="$data.$GI$5" table:expression="#REF!"/>
        <table:named-expression table:name="TM_VELOCITY_MONTHLY" table:base-cell-address="$data.$SG$7" table:expression="#REF!"/>
        <table:named-expression table:name="TOOTHFISH" table:base-cell-address="$data.$GF$7" table:expression="#REF!"/>
        <table:named-expression table:name="TUNA" table:base-cell-address="$data.$GD$7" table:expression="#REF!"/>
        <table:named-expression table:name="TURKEY" table:base-cell-address="$data.$FP$7" table:expression="#REF!"/>
        <table:named-expression table:name="WAISTLINE" table:base-cell-address="$data.$AQ$4" table:expression="#REF!"/>
        <table:named-range table:name="WAKE_TIMES" table:base-cell-address="$data.$D$12" table:cell-range-address="$data.$D:.$D"/>
        <table:named-expression table:name="WATER_CUPS" table:base-cell-address="$data.$KE$1" table:expression="#REF!"/>
        <table:named-expression table:name="WHITE_RICE" table:base-cell-address="$data.$JA$7" table:expression="#REF!"/>
        <table:named-expression table:name="WINE_CUPS" table:base-cell-address="$data.$CJ$5" table:expression="#REF!"/>
        <table:named-expression table:name="WL_SCORE" table:base-cell-address="$data.$UY$7" table:expression="#REF!"/>
        <table:named-expression table:name="WOKE_SNEEZING" table:base-cell-address="$data.$IA$7" table:expression="#REF!"/>
        <table:named-expression table:name="WRIST_PAIN" table:base-cell-address="$data.$OE$7" table:expression="#REF!"/>
        <table:named-expression table:name="WT_BURN" table:base-cell-address="$data.$PS$7" table:expression="#REF!"/>
        <table:named-expression table:name="WT_REDUCE" table:base-cell-address="$data.$PR$7" table:expression="#REF!"/>
        <table:named-expression table:name="WT_TOTAL" table:base-cell-address="$data.$PT$7" table:expression="#REF!"/>
        <table:named-expression table:name="YELLOW_RICE" table:base-cell-address="$data.$JB$7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4" number:min-decimal-places="4" number:min-integer-digits="1"/>
    </number:number-style>
    <number:number-style style:name="N131" number:title="User-defined">
      <number:number number:decimal-places="1" number:min-decimal-places="1" number:min-integer-digits="1"/>
    </number:number-style>
    <number:currency-style style:name="N133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3" number:title="User-defined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number-style style:name="N136">
      <number:number number:decimal-places="5" number:min-decimal-places="5" number:min-integer-digits="1"/>
    </number:number-style>
    <number:currency-style style:name="N138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currency-style style:name="N14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date-style style:name="N143">
      <number:month/>
      <number:text>/</number:text>
      <number:day/>
      <number:text>/</number:text>
      <number:year number:style="long"/>
    </number:date-style>
    <number:date-style style:name="N144">
      <number:day/>
      <number:text>-</number:text>
      <number:month number:textual="true"/>
      <number:text>-</number:text>
      <number:year/>
    </number:date-style>
    <number:date-style style:name="N145">
      <number:day/>
      <number:text>-</number:text>
      <number:month number:textual="true"/>
    </number:date-style>
    <number:date-style style:name="N146">
      <number:month number:textual="true"/>
      <number:text>-</number:text>
      <number:year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9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date-style style:name="N15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5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5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 _)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7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7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7">
      <number:text loext:blank-width-char="("> </number:text>
      <number:text-content/>
      <number:text loext:blank-width-char=")"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71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1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1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71">
      <number:text loext:blank-width-char="("> </number:text>
      <number:text-content/>
      <number:text loext:blank-width-char=")"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/>
    </number:time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4">
      <number:minutes number:style="long"/>
      <number:text>:</number:text>
      <number:seconds number:style="long" number:decimal-places="1"/>
    </number:time-style>
    <number:number-style style:name="N17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00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16:51:12.9096182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8T16:52:29.659896986</dc:date>
    <meta:editing-duration>P1391DT16H14M58S</meta:editing-duration>
    <meta:editing-cycles>4652</meta:editing-cycles>
    <meta:generator>LibreOffice/24.8.7.2$Linux_X86_64 LibreOffice_project/480$Build-2</meta:generator>
    <dc:creator>chris</dc:creator>
    <meta:document-statistic meta:table-count="1" meta:cell-count="168" meta:object-count="0"/>
  </office:meta>
</office:document-meta>
</file>